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600000067830BA9149D47496F.png" manifest:media-type="image/png"/>
  <manifest:file-entry manifest:full-path="Pictures/10000000000002A4000000C260C11F752BA74DA6.png" manifest:media-type="image/png"/>
  <manifest:file-entry manifest:full-path="Pictures/100000000000029E000001630882EED10E1FAE2D.png" manifest:media-type="image/png"/>
  <manifest:file-entry manifest:full-path="Pictures/100000000000028500000156495E47B79E675704.png" manifest:media-type="image/png"/>
  <manifest:file-entry manifest:full-path="Pictures/10000000000002B0000001499B70417365BB6E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P1" style:family="paragraph" style:parent-style-name="Standard">
      <style:paragraph-properties fo:text-align="justify" style:justify-single-word="false"/>
      <style:text-properties fo:font-weight="bold" officeooo:rsid="0009b918" officeooo:paragraph-rsid="0009b918" style:font-weight-asian="bold"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5"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81283"/>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4"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15"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16" style:family="paragraph" style:parent-style-name="Standard">
      <style:paragraph-properties fo:text-align="justify" style:justify-single-word="false"/>
      <style:text-properties officeooo:rsid="0009b918" officeooo:paragraph-rsid="0009b918"/>
    </style:style>
    <style:style style:name="P17" style:family="paragraph" style:parent-style-name="Table_20_Contents">
      <style:paragraph-properties fo:text-align="justify" style:justify-single-word="false"/>
      <style:text-properties fo:font-size="10pt" style:font-size-asian="10pt" style:font-size-complex="10pt"/>
    </style:style>
    <style:style style:name="P18"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baceb"/>
    </style:style>
    <style:style style:name="T9" style:family="text">
      <style:text-properties fo:color="#5983b0" fo:font-weight="bold" style:font-weight-asian="bold" style:font-weight-complex="bold"/>
    </style:style>
    <style:style style:name="T10" style:family="text">
      <style:text-properties officeooo:rsid="000d1f6d"/>
    </style:style>
    <style:style style:name="T11" style:family="text">
      <style:text-properties officeooo:rsid="000ed414"/>
    </style:style>
    <style:style style:name="T12" style:family="text">
      <style:text-properties officeooo:rsid="001000a2"/>
    </style:style>
    <style:style style:name="T13" style:family="text">
      <style:text-properties fo:background-color="#ffffff" loext:char-shading-value="0"/>
    </style:style>
    <style:style style:name="T14" style:family="text">
      <style:text-properties fo:background-color="#ffffff" loext:char-shading-value="0"/>
    </style:style>
    <style:style style:name="T15" style:family="text">
      <style:text-properties fo:background-color="transparent" loext:char-shading-value="0"/>
    </style:style>
    <style:style style:name="T16" style:family="text">
      <style:text-properties officeooo:rsid="00110aa8" fo:background-color="transparent" loext:char-shading-value="0"/>
    </style:style>
    <style:style style:name="T17" style:family="text">
      <style:text-properties officeooo:rsid="00110aa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t IFC manual</text:p>
      <text:p text:style-name="P5"><text:span text:style-name="T1">Detailed</text:span> <text:span text:style-name="T1">instructions</text:span> for <text:span text:style-name="T1">handling</text:span> IFC files</text:p>
      <text:p text:style-name="P2"/>
      <text:p text:style-name="P3">Manual do Revit IFC.</text:p>
      <text:p text:style-name="P3">Instruções detalhadas para lidar com arquivos IFC.</text:p>
      <text:p text:style-name="P2"/>
      <text:p text:style-name="P11">INTRODUÇÃO</text:p>
      <text:p text:style-name="P2"/>
      <text:p text:style-name="P12">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2"/>
      <text:p text:style-name="P12">Desde que todos os envolvidos no planejamento estejam trabalhando com o mesmo software, a troca de dados é livre de perdas. O formato BIM nativo também facilita a coordenação de todas as etapas de planejamento e partes interessadas.</text:p>
      <text:p text:style-name="P10"><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9"/>
      <table:table table:name="Tabela1" table:style-name="Tabela1">
        <table:table-column table:style-name="Tabela1.A"/>
        <table:table-row>
          <table:table-cell table:style-name="Tabela1.A1" office:value-type="percentage" office:value="0">
            <text:p text:style-name="P17">IFC como padrão para troca de informações BIM.</text:p>
            <text:p text:style-name="P17"/>
            <text:p text:style-name="P17">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9"/>
      <text:p text:style-name="P9"/>
      <table:table table:name="Tabela2" table:style-name="Tabela2">
        <table:table-column table:style-name="Tabela2.A"/>
        <table:table-row>
          <table:table-cell table:style-name="Tabela2.A1" office:value-type="string">
            <text:p text:style-name="P18">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18"/>
            <text:p text:style-name="P18">O openBIM garante que:</text:p>
            <text:p text:style-name="P18">1. <text:span text:style-name="T6">Interoperabilidade</text:span> é a chave para a transformação digital de ativos construídos;</text:p>
            <text:p text:style-name="P18">2. <text:span text:style-name="T6">Padrões</text:span> <text:span text:style-name="T6">abertos</text:span> e neutros devem ser desenvolvidos para facilitar a interoperabilidade;</text:p>
            <text:p text:style-name="P18">3. As trocas de dados <text:span text:style-name="T7">confiáveis</text:span> dependem de benchmarks independentes de qualidade;</text:p>
            <text:p text:style-name="P18">4. Os fluxos de trabalho de <text:span text:style-name="T6">colaboração</text:span> não devem ser limitados por processos proprietários ou formatos de dados;</text:p>
            <text:p text:style-name="P18">5. <text:span text:style-name="T6">Flexibilidade</text:span> de escolha da tecnologia cria mais valor para todas as partes interessadas;</text:p>
            <text:p text:style-name="P18">6. A <text:span text:style-name="T6">sustentabilidade</text:span> é salvaguardada por padrões interoperáveis de longo prazo.</text:p>
          </table:table-cell>
        </table:table-row>
      </table:table>
      <text:p text:style-name="P9"/>
      <text:p text:style-name="P16">Com a IFC, o fluxo de trabalho padrão é conforme este modelo:</text:p>
      <text:p text:style-name="P4"><draw:frame draw:style-name="fr1" draw:name="Figura1" text:anchor-type="paragraph" svg:width="17cm" svg:height="2.215cm" draw:z-index="0"><draw:image xlink:href="Pictures/100000000000031600000067830BA9149D47496F.png" xlink:type="simple" xlink:show="embed" xlink:actuate="onLoad" loext:mime-type="image/png"/></draw:frame><text:soft-page-break/><text:span text:style-name="T8">(fonte:</text:span> buildingSMART<text:span text:style-name="T8">)</text:span></text:p>
      <text:p text:style-name="P16"/>
      <text:p text:style-name="P6">Usando a IFC na prática</text:p>
      <text:p text:style-name="P16"/>
      <text:p text:style-name="P16">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16">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8">as </text:span>diferenças de software.</text:p>
      <text:p text:style-name="P16"/>
      <text:p text:style-name="P6">O manual do Revit IFC</text:p>
      <text:p text:style-name="P16"/>
      <text:p text:style-name="P16">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16"/>
      <text:p text:style-name="P1">O BÁSICO</text:p>
      <text:p text:style-name="P16"/>
      <text:p text:style-name="P16">As principais considerações ao usar um arquivo IFC são o formato do arquivo, a versão do IFC, as definições de visualização do modelo e a estrutura do arquivo. Explicamos tudo isso nas páginas seguintes.</text:p>
      <text:p text:style-name="P16"/>
      <text:p text:style-name="P6">Formatos de arquivo IFC</text:p>
      <text:p text:style-name="P16"/>
      <text:p text:style-name="P16"><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16"><text:span text:style-name="T9">Versões IFC (esquema)</text:span></text:p>
      <text:p text:style-name="P16"/>
      <text:p text:style-name="P16">As definições da IFC são atualizadas e desenvolvidas regularmente pelo buildingSMART. É recomendável que você use as versões mais recentes sempre que possível. Entre outras coisas, o formato IFC4 permite melhor<text:span text:style-name="T8"> </text:span>representação de geometrias complexas.</text:p>
      <text:p text:style-name="P16"/>
      <text:p text:style-name="P16">Versões atuais:</text:p>
      <text:p text:style-name="P16"><text:soft-page-break/></text:p>
      <text:p text:style-name="P16">• IFC4 (ainda em beta, processo de certificação em andamento, oferece certas possibilidades avançadas, mas ainda não é amplamente suportado);</text:p>
      <text:p text:style-name="P16">• IFC2x3 (atualmente o formato mais suportado e estável, certificado no Revit e recomendado para produção);</text:p>
      <text:p text:style-name="P16">• IFC2x2 (recomendado se o destinatário do arquivo não tiver software com suporte para IFC2x3 ou IFC4).</text:p>
      <text:p text:style-name="P16"/>
      <text:p text:style-name="P16">O Revit não é mais compatível com as seguintes versões mais antigas: IFC2.0 (importação ainda suportada), IFC1.5.1, IFC1.5 e IFC1.0</text:p>
      <text:p text:style-name="P16"/>
      <text:p text:style-name="P6">Definição de visualização de modelo (MVD)</text:p>
      <text:p text:style-name="P16"/>
      <text:p text:style-name="P16">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16">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16"/>
      <text:p text:style-name="P16"><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14">Os MVDs oficiais definidos pelo buildingSMART disponíveis no Revit estão listados abaixo<text:span text:style-name="T10">:</text:span></text:p>
      <text:p text:style-name="P14"/>
      <text:p text:style-name="P7">IFC4: vista de referência do modelo</text:p>
      <text:p text:style-name="P14"/>
      <text:p text:style-name="P14">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text:soft-page-break/>não é adequado para importação com a intenção de realizar mais trabalhos na geometria, pois contém apenas as definições geométricas mais essenciais.</text:p>
      <text:p text:style-name="P14">O modelo não é necessariamente muito simplificado em termos gráficos; serve apenas como uma referência que pode ser bastante detalhada, mas não pode ser editada.</text:p>
      <text:p text:style-name="P14"/>
      <text:p text:style-name="P7">IFC4: Visualização de transferência de design (beta)</text:p>
      <text:p text:style-name="P14"/>
      <text:p text:style-name="P14">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14"/>
      <text:p text:style-name="P7">Visualização de coordenação IFC2x3 versão 2.0</text:p>
      <text:p text:style-name="P14"/>
      <text:p text:style-name="P14">Otimizado para o intercâmbio coordenado de modelos BIM entre as principais disciplinas da indústria da construção. Atualmente, o Coordination View 2.0<text:span text:style-name="T11"> – </text:span>também conhecido como CV 2.0 - é a definição de visualização de modelo mais utilizada e suportada. O CV 2.0 suporta a derivação paramétrica rudimentar de componentes de construção ao importar para ferramentas de planejamento.</text:p>
      <text:p text:style-name="P14">Esse MVD é usado principalmente para a troca de modelos de arquitetura, tecnologia de construção e engenharia de construção.</text:p>
      <text:p text:style-name="P14"/>
      <text:p text:style-name="P7">Projeto IFC2x3 COBie 2.4</text:p>
      <text:p text:style-name="P14"/>
      <text:p text:style-name="P14">Formato IFC equivalente à saída COBie (Troca de informações sobre construção de operações de construção) exigida pelo governo do Reino Unido para o mandato BIM de nível 2 de 2016 para colaboração no trabalho do setor público.</text:p>
      <text:p text:style-name="P15"/>
      <text:p text:style-name="P15">Para exportar no formato COBie, o complemento relevante de <text:a xlink:type="simple" xlink:href="http://www.biminteroperabilitytools.com/" text:style-name="Internet_20_link" text:visited-style-name="Visited_20_Internet_20_Link"><text:span text:style-name="T11">biminteroperabilitytools</text:span></text:a><text:span text:style-name="T11"> </text:span>também pode ser instalado.</text:p>
      <text:p text:style-name="P14"/>
      <text:p text:style-name="P7">Visualização de coordenação IFC2x2</text:p>
      <text:p text:style-name="P14"/>
      <text:p text:style-name="P14">Usado apenas em casos isolados, como na exportação de MVDs para software que não suporta IFC2x3. Cada uma dessas definições de visualização de modelo (MVDs) pode naturalmente ser adaptada às necessidades dos fluxos de trabalho<text:span text:style-name="T11"> – </text:span>mais informações sobre isso podem ser encontradas no capítulo a seguir, “Exportando arquivos IFC”.</text:p>
      <text:p text:style-name="P14"/>
      <text:p text:style-name="P14">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14"/>
      <table:table table:name="Tabela3" table:style-name="Tabela3">
        <table:table-column table:style-name="Tabela3.A"/>
        <table:table-row>
          <table:table-cell table:style-name="Tabela3.A1" office:value-type="string">
            <text:p text:style-name="P17">FILE_DESCRIPTION((‘ViewDefinition [ReferenceView_V1.0]’),‘2;1’);</text:p>
            <text:p text:style-name="P17"/>
            <text:p text:style-name="P17">FILE_NAME(‘Project Number’,‘2016-12-14T17:37:10’,(‚‘),(‚‘),‘The EXPRESS Data Manager Version 5.02.0100.07:</text:p>
            <text:p text:style-name="P17"/>
            <text:p text:style-name="P17">28 Aug 2013’,‘20161006_0315(x64) - Exporter 17.2.0.0 - Alternate UI 17.2.0.0’,’’);</text:p>
            <text:p text:style-name="P17"/>
            <text:p text:style-name="P17">FILE_SCHEMA((‘IFC4’));</text:p>
            <text:p text:style-name="P17"/>
            <text:p text:style-name="P17">ENDSEC;</text:p>
            <text:p text:style-name="P17"/>
            <text:p text:style-name="P17">DATA;</text:p>
            <text:p text:style-name="P17"><text:soft-page-break/></text:p>
            <text:p text:style-name="P17">#1= IFCORGANIZATION($,‘Autodesk Revit 2017 (ENU)’,$,$,$);</text:p>
            <text:p text:style-name="P17"/>
            <text:p text:style-name="P17">#5= IFCAPPLICATION(#1,‘2017’,‘Autodesk Revit 2017 (ENU)’,‘Revit’);</text:p>
          </table:table-cell>
        </table:table-row>
      </table:table>
      <text:p text:style-name="P14"/>
      <text:p text:style-name="P7">Estrutura IFC</text:p>
      <text:p text:style-name="P14"/>
      <text:p text:style-name="P14">Os arquivos IFC criam um modelo de construção com base em uma estrutura predefinida que constrói o modelo de maneira lógica. Quando é salvo, o formato do arquivo IFC ordena as unidades IFC hierarquicamente de acordo com seu tipo, da seguinte maneira.</text:p>
      <text:p text:style-name="P14"/>
      <text:p text:style-name="P14"><draw:frame draw:style-name="fr1" draw:name="Figura4" text:anchor-type="paragraph" svg:width="17cm" svg:height="8.128cm" draw:z-index="3"><draw:image xlink:href="Pictures/10000000000002B0000001499B70417365BB6EA3.png" xlink:type="simple" xlink:show="embed" xlink:actuate="onLoad" loext:mime-type="image/png"/></draw:frame></text:p>
      <text:p text:style-name="P14"/>
      <text:p text:style-name="P14">Para obter uma lista de todas as classes definidas pelo buildingSMART, consulte<text:span text:style-name="T12"> </text:span><text:a xlink:type="simple" xlink:href="https://autode.sk/IFClinks" text:style-name="Internet_20_link" text:visited-style-name="Visited_20_Internet_20_Link"><text:span text:style-name="T12">link</text:span></text:a>.</text:p>
      <text:p text:style-name="P14"/>
      <text:p text:style-name="P14">Esta página também permite instalar todas as entidades suportadas pelo Revit que podem ser usadas para exportação.</text:p>
      <text:p text:style-name="P14"/>
      <text:p text:style-name="P7">Classes e tipos IFC</text:p>
      <text:p text:style-name="P14"/>
      <text:p text:style-name="P14">Uma entidade IFC é um objeto definido exclusivamente no modelo de dados IFC. Dependendo da atribuição da entidade e da definição do tipo, o objeto recebe alguns atributos e dependências padrão no esquema IFC.</text:p>
      <text:p text:style-name="P14">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14">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2">IFC</text:span> como fundação de manga, “PILE_CAP”.</text:p>
      <text:p text:style-name="P14">Estruturas complexas emergem com base nesse sistema, permitindo a geração de um modelo de dados no qual cada elemento pode ser representado geometricamente e alfanumericamente e claramente identificado.</text:p>
      <text:p text:style-name="P13"/>
      <text:p text:style-name="P13"><draw:frame draw:style-name="fr1" draw:name="Figura5" text:anchor-type="paragraph" svg:width="17cm" svg:height="9.012cm" draw:z-index="4"><draw:image xlink:href="Pictures/100000000000028500000156495E47B79E675704.png" xlink:type="simple" xlink:show="embed" xlink:actuate="onLoad" loext:mime-type="image/png"/></draw:frame><text:soft-page-break/></text:p>
      <text:p text:style-name="P8">Representação geométrica de objetos IFC</text:p>
      <text:p text:style-name="P13"/>
      <text:p text:style-name="P13">Existem três possibilidades básicas para representar geometricamente um objeto IFC tridimensional:</text:p>
      <text:p text:style-name="P13"/>
      <text:p text:style-name="P13"><text:span text:style-name="T17"><text:s/>– </text:span>extrusões</text:p>
      <text:p text:style-name="P13"><text:span text:style-name="T17"><text:s/>– </text:span>representação de corpo sólido usando uma varredura, e</text:p>
      <text:p text:style-name="P13"><text:span text:style-name="T17"><text:s/>– </text:span>representação usando B-reps.</text:p>
      <text:p text:style-name="P13"/>
      <text:p text:style-name="P8">Extrusões</text:p>
      <text:p text:style-name="P13"/>
      <text:p text:style-name="P13">São o método gráfico mais comum e simples e são usados<text:span text:style-name="T16"> </text:span><text:span text:style-name="T14">n</text:span>a maioria dos casos em que a forma pode ser descrita por um perfil simples.</text:p>
      <text:p text:style-name="P13"/>
      <text:p text:style-name="P8">Swept solids </text:p>
      <text:p text:style-name="P13"/>
      <text:p text:style-name="P13">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3"/>
      <text:p text:style-name="P8">B-rep</text:p>
      <text:p text:style-name="P13"/>
      <text:p text:style-name="P13">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3"/>
      <text:p text:style-name="P8">NURBS e outras superfícies lisas</text:p>
      <text:p text:style-name="P13"/>
      <text:p text:style-name="P13"><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6-29T15:45:35.277000000</dc:date>
    <meta:editing-duration>PT39M38S</meta:editing-duration>
    <meta:editing-cycles>4</meta:editing-cycles>
    <meta:document-statistic meta:table-count="3" meta:image-count="5" meta:object-count="0" meta:page-count="7" meta:paragraph-count="83" meta:word-count="1970" meta:character-count="12958" meta:non-whitespace-character-count="11062"/>
  </office:meta>
</office:document-meta>
</file>